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5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5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3592" table:formula="of:=SUM([.G3:.G184])" table:style-name="ce8">
            <text:p>43592</text:p>
          </table:table-cell>
          <table:table-cell office:value-type="float" office:value="12" table:formula="of:=QUOTIENT([.K6];3600)" table:style-name="ce8">
            <text:p>12</text:p>
          </table:table-cell>
          <table:table-cell office:value-type="float" office:value="6" table:formula="of:=QUOTIENT(([.K6]-[.L6]*3600); 60)" table:style-name="ce8">
            <text:p>6</text:p>
          </table:table-cell>
          <table:table-cell office:value-type="float" office:value="32" table:formula="of:=[.K6]-[.L6]*3600-[.M6]*60" table:style-name="ce8">
            <text:p>32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37">
            <text:p>https://youtu.be/v-ZJTaa77pE</text:p>
          </table:table-cell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6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37">
            <text:p>https://youtu.be/9vFWuS-hX7M</text:p>
          </table:table-cell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8"/>
          <table:table-cell office:value-type="float" office:value="0" table:formula="of:=[.D137]*3600+[.E137]*60+[.F137]" table:style-name="ce28">
            <text:p>0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4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foxxp</meta:initial-creator>
    <dc:creator>foxxp</dc:creator>
    <meta:creation-date>2015-06-05T18:19:34Z</meta:creation-date>
    <dc:date>2021-12-01T08:12:55Z</dc:date>
  </office:meta>
</office:document-meta>
</file>